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padding="0.049cm" fo: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52043481" text:style-name="L1">
        <text:list-item>
          <text:p text:style-name="P1">Manufacturing Processes: Data scientists working in manufacturing should have a good understanding of the manufacturing processes involved in the production of the product. This includes knowledge of the machines, equipment, materials, and resources involved in the manufacturing process.</text:p>
        </text:list-item>
        <text:list-item>
          <text:p text:style-name="P1">Quality Control: Data scientists should be familiar with quality control techniques and methods, including statistical process control, quality audits, and continuous improvement. They should also have an understanding of quality standards such as ISO 9001.</text:p>
        </text:list-item>
        <text:list-item>
          <text:p text:style-name="P1">Supply Chain Management: Data scientists should have a good understanding of the supply chain management process and the different stages involved in the process, from procurement to delivery.</text:p>
        </text:list-item>
        <text:list-item>
          <text:p text:style-name="P1">Maintenance and Reliability: Understanding the maintenance and reliability processes is crucial for data scientists working in manufacturing, as this knowledge can help identify potential problems and optimize the manufacturing process.</text:p>
        </text:list-item>
        <text:list-item>
          <text:p text:style-name="P1">Regulatory Compliance: Data scientists should be familiar with the various regulatory requirements and standards for manufacturing, such as FDA regulations for medical devices and GMP (Good Manufacturing Practice) guidelines.</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23:17.851139057</meta:creation-date>
    <dc:date>2023-05-02T12:24:27.018787617</dc:date>
    <meta:editing-duration>PT1M9S</meta:editing-duration>
    <meta:editing-cycles>1</meta:editing-cycles>
    <meta:document-statistic meta:table-count="0" meta:image-count="0" meta:object-count="0" meta:page-count="1" meta:paragraph-count="5" meta:word-count="165" meta:character-count="1208" meta:non-whitespace-character-count="1053"/>
    <meta:generator>LibreOffice/7.3.7.2$Linux_X86_64 LibreOffice_project/30$Build-2</meta:generator>
  </office:meta>
</office:document-meta>
</file>